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Dashboard">
      <style:table-properties table:display="true" style:writing-mode="lr-tb"/>
    </style:style>
    <style:style style:name="ce1" style:family="table-cell" style:parent-style-name="Default">
      <style:map style:condition="cell-content()&gt;0" style:apply-style-name="ConditionalStyle_5f_1" style:base-cell-address="Dashboard.D2"/>
      <style:map style:condition="cell-content()&lt;0" style:apply-style-name="ConditionalStyle_5f_2" style:base-cell-address="Dashboard.D2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380"/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Receita</text:p>
          </table:table-cell>
          <table:table-cell office:value-type="string" calcext:value-type="string">
            <text:p>Despesa</text:p>
          </table:table-cell>
          <table:table-cell table:style-name="Default" office:value-type="string" calcext:value-type="string">
            <text:p>Lucro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28310" calcext:value-type="float">
            <text:p>28310</text:p>
          </table:table-cell>
          <table:table-cell office:value-type="float" office:value="27514" calcext:value-type="float">
            <text:p>27514</text:p>
          </table:table-cell>
          <table:table-cell office:value-type="float" office:value="796" calcext:value-type="float">
            <text:p>796</text:p>
          </table:table-cell>
          <table:table-cell table:style-name="Default"/>
          <table:table-cell table:style-name="Default">
            <draw:frame table:end-cell-address="Dashboard.M16" table:end-x="0.846cm" table:end-y="0.211cm" draw:z-index="0" draw:name="Chart 1" draw:style-name="gr1" draw:text-style-name="P1" svg:width="12.737cm" svg:height="7.62cm" svg:x="0cm" svg:y="0cm">
              <draw:object draw:notify-on-update-of-ranges="Dashboard.A2:Dashboard.A13 Dashboard.B1:Dashboard.B1 Dashboard.B2:Dashboard.B13 Dashboard.C1:Dashboard.C1 Dashboard.C2:Dashboard.C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16378"/>
        </table:table-row>
        <table:table-row table:style-name="ro1">
          <table:table-cell office:value-type="string" calcext:value-type="string">
            <text:p>Fev</text:p>
          </table:table-cell>
          <table:table-cell office:value-type="float" office:value="42902" calcext:value-type="float">
            <text:p>42902</text:p>
          </table:table-cell>
          <table:table-cell office:value-type="float" office:value="34218" calcext:value-type="float">
            <text:p>34218</text:p>
          </table:table-cell>
          <table:table-cell office:value-type="float" office:value="8684" calcext:value-type="float">
            <text:p>8684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4145" calcext:value-type="float">
            <text:p>24145</text:p>
          </table:table-cell>
          <table:table-cell office:value-type="float" office:value="25936" calcext:value-type="float">
            <text:p>25936</text:p>
          </table:table-cell>
          <table:table-cell office:value-type="float" office:value="-1791" calcext:value-type="float">
            <text:p>-179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Abr</text:p>
          </table:table-cell>
          <table:table-cell office:value-type="float" office:value="47655" calcext:value-type="float">
            <text:p>47655</text:p>
          </table:table-cell>
          <table:table-cell office:value-type="float" office:value="30513" calcext:value-type="float">
            <text:p>30513</text:p>
          </table:table-cell>
          <table:table-cell office:value-type="float" office:value="17142" calcext:value-type="float">
            <text:p>1714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37223" calcext:value-type="float">
            <text:p>37223</text:p>
          </table:table-cell>
          <table:table-cell office:value-type="float" office:value="26121" calcext:value-type="float">
            <text:p>26121</text:p>
          </table:table-cell>
          <table:table-cell office:value-type="float" office:value="11102" calcext:value-type="float">
            <text:p>1110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47377" calcext:value-type="float">
            <text:p>47377</text:p>
          </table:table-cell>
          <table:table-cell office:value-type="float" office:value="16060" calcext:value-type="float">
            <text:p>16060</text:p>
          </table:table-cell>
          <table:table-cell office:value-type="float" office:value="31317" calcext:value-type="float">
            <text:p>31317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27961" calcext:value-type="float">
            <text:p>27961</text:p>
          </table:table-cell>
          <table:table-cell office:value-type="float" office:value="29695" calcext:value-type="float">
            <text:p>29695</text:p>
          </table:table-cell>
          <table:table-cell office:value-type="float" office:value="-1734" calcext:value-type="float">
            <text:p>-1734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Ago</text:p>
          </table:table-cell>
          <table:table-cell office:value-type="float" office:value="25347" calcext:value-type="float">
            <text:p>25347</text:p>
          </table:table-cell>
          <table:table-cell office:value-type="float" office:value="15665" calcext:value-type="float">
            <text:p>15665</text:p>
          </table:table-cell>
          <table:table-cell office:value-type="float" office:value="9682" calcext:value-type="float">
            <text:p>968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47485" calcext:value-type="float">
            <text:p>47485</text:p>
          </table:table-cell>
          <table:table-cell office:value-type="float" office:value="23268" calcext:value-type="float">
            <text:p>23268</text:p>
          </table:table-cell>
          <table:table-cell office:value-type="float" office:value="24217" calcext:value-type="float">
            <text:p>24217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42464" calcext:value-type="float">
            <text:p>42464</text:p>
          </table:table-cell>
          <table:table-cell office:value-type="float" office:value="22468" calcext:value-type="float">
            <text:p>22468</text:p>
          </table:table-cell>
          <table:table-cell office:value-type="float" office:value="19996" calcext:value-type="float">
            <text:p>19996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42427" calcext:value-type="float">
            <text:p>42427</text:p>
          </table:table-cell>
          <table:table-cell office:value-type="float" office:value="17957" calcext:value-type="float">
            <text:p>17957</text:p>
          </table:table-cell>
          <table:table-cell office:value-type="float" office:value="24470" calcext:value-type="float">
            <text:p>24470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Dez</text:p>
          </table:table-cell>
          <table:table-cell office:value-type="float" office:value="39160" calcext:value-type="float">
            <text:p>39160</text:p>
          </table:table-cell>
          <table:table-cell office:value-type="float" office:value="33656" calcext:value-type="float">
            <text:p>33656</text:p>
          </table:table-cell>
          <table:table-cell office:value-type="float" office:value="5504" calcext:value-type="float">
            <text:p>5504</text:p>
          </table:table-cell>
          <table:table-cell table:style-name="Default" table:number-columns-repeated="16380"/>
        </table:table-row>
        <calcext:conditional-formats>
          <calcext:conditional-format calcext:target-range-address="Dashboard.D2:Dashboard.D13">
            <calcext:condition calcext:apply-style-name="ConditionalStyle_1" calcext:value="&gt;0" calcext:base-cell-address="Dashboard.D2"/>
            <calcext:condition calcext:apply-style-name="ConditionalStyle_2" calcext:value="&lt;0" calcext:base-cell-address="Dashboard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5T02:17:05</meta:creation-date>
    <dc:date>2026-01-25T01:26:49.595529479</dc:date>
    <meta:generator>LibreOffice/25.2.7.2$Linux_X86_64 LibreOffice_project/520$Build-2</meta:generator>
    <meta:editing-duration>PT2H55M40S</meta:editing-duration>
    <meta:editing-cycles>1</meta:editing-cycles>
    <meta:document-statistic meta:table-count="1" meta:cell-count="52" meta:object-count="1"/>
    <meta:user-defined meta:name="AppVersion">12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-color="#fffff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  <style:style style:name="T1" style:family="text"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</office:automatic-styles>
  <office:body>
    <office:chart>
      <chart:chart svg:width="12.738cm" svg:height="7.621cm" xlink:href=".." xlink:type="simple" chart:class="chart:bar" chart:style-name="ch1">
        <chart:title svg:x="4.372cm" svg:y="0.288cm" chart:style-name="ch2">
          <text:p><text:span text:style-name="T1">Balanço Anual</text:span></text:p>
        </chart:title>
        <chart:legend chart:legend-position="end" svg:x="10.815cm" svg:y="3.315cm" style:legend-expansion="high" chart:style-name="ch3"/>
        <chart:plot-area chart:style-name="ch4" svg:x="0.254cm" svg:y="1.457cm" svg:width="10.307cm" svg:height="6.012cm">
          <chart:coordinate-region svg:x="1.377cm" svg:y="1.63cm" svg:width="9.184cm" svg:height="5.245cm"/>
          <chart:axis chart:dimension="x" chart:name="primary-x" chart:style-name="ch5" chartooo:axis-type="auto">
            <chartooo:date-scale/>
            <chart:categories table:cell-range-address="Dashboard.A2:Dashboard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shboard.B2:Dashboard.B13" chart:label-cell-address="Dashboard.B1:Dashboard.B1" chart:class="chart:bar">
            <chart:data-point chart:repeated="12"/>
          </chart:series>
          <chart:series chart:style-name="ch9" chart:values-cell-range-address="Dashboard.C2:Dashboard.C13" chart:label-cell-address="Dashboard.C1:Dashboard.C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ta</text:p>
                <draw:g>
                  <svg:desc>Dashboard.B1:Dashboard.B1</svg:desc>
                </draw:g>
              </table:table-cell>
              <table:table-cell office:value-type="string">
                <text:p>Despesa</text:p>
                <draw:g>
                  <svg:desc>Dashboard.C1:Dashboar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Dashboard.A2:Dashboard.A13</svg:desc>
                </draw:g>
              </table:table-cell>
              <table:table-cell office:value-type="float" office:value="28310">
                <text:p>28310</text:p>
                <draw:g>
                  <svg:desc>Dashboard.B2:Dashboard.B13</svg:desc>
                </draw:g>
              </table:table-cell>
              <table:table-cell office:value-type="float" office:value="27514">
                <text:p>27514</text:p>
                <draw:g>
                  <svg:desc>Dashboard.C2:Dashboard.C13</svg:desc>
                </draw:g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42902">
                <text:p>42902</text:p>
              </table:table-cell>
              <table:table-cell office:value-type="float" office:value="34218">
                <text:p>34218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24145">
                <text:p>24145</text:p>
              </table:table-cell>
              <table:table-cell office:value-type="float" office:value="25936">
                <text:p>25936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47655">
                <text:p>47655</text:p>
              </table:table-cell>
              <table:table-cell office:value-type="float" office:value="30513">
                <text:p>3051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7223">
                <text:p>37223</text:p>
              </table:table-cell>
              <table:table-cell office:value-type="float" office:value="26121">
                <text:p>26121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7377">
                <text:p>4737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27961">
                <text:p>27961</text:p>
              </table:table-cell>
              <table:table-cell office:value-type="float" office:value="29695">
                <text:p>29695</text:p>
              </table:table-cell>
            </table:table-row>
            <table:table-row>
              <table:table-cell office:value-type="string">
                <text:p>Ago</text:p>
              </table:table-cell>
              <table:table-cell office:value-type="float" office:value="25347">
                <text:p>25347</text:p>
              </table:table-cell>
              <table:table-cell office:value-type="float" office:value="15665">
                <text:p>15665</text:p>
              </table:table-cell>
            </table:table-row>
            <table:table-row>
              <table:table-cell office:value-type="string">
                <text:p>Set</text:p>
              </table:table-cell>
              <table:table-cell office:value-type="float" office:value="47485">
                <text:p>47485</text:p>
              </table:table-cell>
              <table:table-cell office:value-type="float" office:value="23268">
                <text:p>23268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42464">
                <text:p>42464</text:p>
              </table:table-cell>
              <table:table-cell office:value-type="float" office:value="22468">
                <text:p>22468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2427">
                <text:p>42427</text:p>
              </table:table-cell>
              <table:table-cell office:value-type="float" office:value="17957">
                <text:p>17957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9160">
                <text:p>39160</text:p>
              </table:table-cell>
              <table:table-cell office:value-type="float" office:value="33656">
                <text:p>33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